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8cm" draw:marker-start-width="0.32cm" draw:marker-end="" draw:marker-end-width="0.42cm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cm" draw:marker-start="" draw:marker-start-width="0.32cm" draw:marker-end="" draw:marker-end-width="0.42cm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cm" draw:marker-start-width="0.32cm" draw:marker-end-width="0.32cm" draw:fill-color="#000000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text-properties fo:font-size="24pt"/>
    </style:style>
    <style:style style:name="T1" style:family="text">
      <style:text-properties fo:font-size="24pt"/>
    </style:style>
    <style:style style:name="T2" style:family="text">
      <style:text-properties style:text-position="sub 58%" fo:font-size="2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4.601cm" svg:y1="11.423cm" svg:x2="16.101cm" svg:y2="11.423cm">
          <text:p/>
        </draw:line>
        <draw:line draw:style-name="gr1" draw:text-style-name="P1" draw:layer="layout" svg:x1="4.601cm" svg:y1="11.423cm" svg:x2="11.101cm" svg:y2="3.923cm">
          <text:p/>
        </draw:line>
        <draw:line draw:style-name="gr2" draw:text-style-name="P1" draw:layer="layout" svg:x1="16.101cm" svg:y1="11.423cm" svg:x2="11.101cm" svg:y2="3.923cm">
          <text:p/>
        </draw:line>
        <draw:circle draw:style-name="gr3" draw:text-style-name="P1" draw:layer="layout" svg:width="0.242cm" svg:height="0.242cm" svg:x="10.976cm" svg:y="3.923cm">
          <text:p/>
        </draw:circle>
        <draw:circle draw:style-name="gr3" draw:text-style-name="P1" draw:layer="layout" svg:width="0.242cm" svg:height="0.242cm" svg:x="4.501cm" svg:y="11.323cm">
          <text:p/>
        </draw:circle>
        <draw:circle draw:style-name="gr3" draw:text-style-name="P1" draw:layer="layout" svg:width="0.242cm" svg:height="0.242cm" svg:x="15.976cm" svg:y="11.323cm">
          <text:p/>
        </draw:circle>
        <draw:line draw:style-name="gr4" draw:text-style-name="P1" draw:layer="layout" svg:x1="16.101cm" svg:y1="11.398cm" svg:x2="13.601cm" svg:y2="7.648cm">
          <text:p/>
        </draw:line>
        <draw:line draw:style-name="gr4" draw:text-style-name="P1" draw:layer="layout" svg:x1="4.601cm" svg:y1="11.423cm" svg:x2="7.851cm" svg:y2="7.673cm">
          <text:p/>
        </draw:line>
        <draw:line draw:style-name="gr4" draw:text-style-name="P1" draw:layer="layout" svg:x1="4.601cm" svg:y1="11.423cm" svg:x2="10.351cm" svg:y2="11.423cm">
          <text:p/>
        </draw:line>
        <draw:frame draw:style-name="gr5" draw:text-style-name="P3" draw:layer="layout" svg:width="1.387cm" svg:height="1.471cm" svg:x="3.339cm" svg:y="11.153cm">
          <draw:text-box>
            <text:p text:style-name="P2"><text:span text:style-name="T1">N</text:span><text:span text:style-name="T2">0</text:span></text:p>
          </draw:text-box>
        </draw:frame>
        <draw:frame draw:style-name="gr5" draw:text-style-name="P3" draw:layer="layout" svg:width="1.387cm" svg:height="1.471cm" svg:x="16.44cm" svg:y="11.154cm">
          <draw:text-box>
            <text:p text:style-name="P2"><text:span text:style-name="T1">N</text:span><text:span text:style-name="T2">1</text:span></text:p>
          </draw:text-box>
        </draw:frame>
        <draw:frame draw:style-name="gr5" draw:text-style-name="P3" draw:layer="layout" svg:width="1.387cm" svg:height="1.471cm" svg:x="10.54cm" svg:y="2.754cm">
          <draw:text-box>
            <text:p text:style-name="P2"><text:span text:style-name="T1">N</text:span><text:span text:style-name="T2">2</text:span></text:p>
          </draw:text-box>
        </draw:frame>
        <draw:frame draw:style-name="gr5" draw:text-style-name="P3" draw:layer="layout" svg:width="1.34cm" svg:height="1.471cm" svg:x="6.14cm" svg:y="6.754cm">
          <draw:text-box>
            <text:p text:style-name="P2"><text:span text:style-name="T1">E</text:span><text:span text:style-name="T2">1</text:span></text:p>
          </draw:text-box>
        </draw:frame>
        <draw:frame draw:style-name="gr5" draw:text-style-name="P3" draw:layer="layout" svg:width="1.34cm" svg:height="1.471cm" svg:x="13.84cm" svg:y="6.755cm">
          <draw:text-box>
            <text:p text:style-name="P2"><text:span text:style-name="T1">E</text:span><text:span text:style-name="T2">0</text:span></text:p>
          </draw:text-box>
        </draw:frame>
        <draw:frame draw:style-name="gr5" draw:text-style-name="P3" draw:layer="layout" svg:width="1.34cm" svg:height="1.471cm" svg:x="9.44cm" svg:y="11.755cm">
          <draw:text-box>
            <text:p text:style-name="P2"><text:span text:style-name="T1">E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57cm" fo:margin-left="0.601cm" fo:margin-right="0.634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Ortwin Farle</meta:initial-creator>
    <meta:creation-date>2006-05-09T13:30:19</meta:creation-date>
    <dc:creator>Ortwin Farle</dc:creator>
    <dc:date>2006-05-09T13:41:12</dc:date>
    <dc:language>de-DE</dc:language>
    <meta:editing-cycles>2</meta:editing-cycles>
    <meta:editing-duration>PT10M53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